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17ada" officeooo:paragraph-rsid="00117ada" style:language-asian="zxx" style:country-asian="none" style:language-complex="zxx" style:country-complex="none"/>
    </style:style>
    <style:style style:name="P2" style:family="paragraph" style:parent-style-name="Text_20_body" style:list-style-name="L1">
      <style:text-properties fo:language="fr" fo:country="FR" officeooo:rsid="0011a3a8" officeooo:paragraph-rsid="0011a3a8" style:language-asian="zxx" style:country-asian="none" style:language-complex="zxx" style:country-complex="none"/>
    </style:style>
    <style:style style:name="P3" style:family="paragraph" style:parent-style-name="Text_20_body" style:list-style-name="L2">
      <style:text-properties officeooo:rsid="0012a88e" officeooo:paragraph-rsid="0012a88e"/>
    </style:style>
    <style:style style:name="P4" style:family="paragraph" style:parent-style-name="Text_20_body">
      <style:text-properties officeooo:rsid="0013673a" officeooo:paragraph-rsid="0013673a"/>
    </style:style>
    <style:style style:name="P5" style:family="paragraph" style:parent-style-name="Date">
      <style:text-properties fo:font-size="15pt" fo:language="fr" fo:country="FR" style:font-size-asian="15pt" style:language-asian="zxx" style:country-asian="none" style:font-size-complex="15pt" style:language-complex="zxx" style:country-complex="none"/>
    </style:style>
    <style:style style:name="P6" style:family="paragraph" style:parent-style-name="a_20_faire_2f__20_fait">
      <style:text-properties fo:language="fr" fo:country="FR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1/09</text:p>
      <text:p text:style-name="P1"/>
      <text:p text:style-name="P6"><text:s/>A faire :</text:p>
      <text:list xml:id="list3471723566803781667" text:style-name="L1">
        <text:list-item>
          <text:p text:style-name="P2">Définir un sujet de projet</text:p>
        </text:list-item>
        <text:list-item>
          <text:p text:style-name="P2">Commencer le document de suivi</text:p>
        </text:list-item>
      </text:list>
      <text:p text:style-name="P6"/>
      <text:p text:style-name="P6">Réalisé :</text:p>
      <text:p text:style-name="P6"/>
      <text:list xml:id="list7835805384936025152" text:style-name="L2">
        <text:list-item>
          <text:p text:style-name="P3">commencé document suivi</text:p>
        </text:list-item>
      </text:list>
      <text:p text:style-name="P6">Problèmes rencontrés : </text:p>
      <text:p text:style-name="P6"/>
      <text:p text:style-name="P4">Du mal à trouver une idée de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ate" style:family="paragraph" style:parent-style-name="Standard">
      <style:text-properties fo:color="#ff3333" fo:font-size="13pt" style:text-underline-style="solid" style:text-underline-width="auto" style:text-underline-color="font-color" officeooo:rsid="00117ada" style:font-size-asian="13pt" style:font-size-complex="13pt"/>
    </style:style>
    <style:style style:name="a_20_faire_2f__20_fait" style:display-name="a faire/ fait" style:family="paragraph" style:parent-style-name="Standard">
      <style:text-properties fo:color="#000000" fo:font-size="13pt" style:text-underline-style="solid" style:text-underline-width="auto" style:text-underline-color="font-color" fo:font-weight="bold" officeooo:rsid="00117ada" style:font-size-asian="13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</meta:editing-duration>
    <meta:editing-cycles>6</meta:editing-cycles>
    <meta:generator>LibreOffice/5.2.7.2$Windows_x86 LibreOffice_project/2b7f1e640c46ceb28adf43ee075a6e8b8439ed10</meta:generator>
    <dc:date>2018-09-11T15:53:30.637000000</dc:date>
    <meta:document-statistic meta:table-count="0" meta:image-count="0" meta:object-count="0" meta:page-count="1" meta:paragraph-count="8" meta:word-count="33" meta:character-count="164" meta:non-whitespace-character-count="140"/>
    <meta:user-defined meta:name="Info 1"/>
    <meta:user-defined meta:name="Info 2"/>
    <meta:user-defined meta:name="Info 3"/>
    <meta:user-defined meta:name="Info 4"/>
  </office:meta>
</office:document-meta>
</file>